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3" style:family="graphic" style:parent-style-name="standard">
      <style:graphic-properties draw:stroke="none" svg:stroke-color="#000000" draw:fill="none" draw:fill-color="#ffffff" fo:min-height="5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1.5cm" svg:x="1.9cm" svg:y="14.3cm">
          <text:p text:style-name="P1">pre-allo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1.5cm" svg:x="2.1cm" svg:y="16.4cm">
          <text:p text:style-name="P1">file-read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5cm" svg:x="2.1cm" svg:y="18.8cm">
          <text:p text:style-name="P1">Object mapp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1.5cm" svg:x="1.9cm" svg:y="22.2cm">
          <text:p text:style-name="P1">Set variables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cm" svg:height="8.783cm" svg:x="1cm" svg:y="1.5cm">
          <draw:text-box>
            <text:p><text:span text:style-name="T1">Single variable </text:span></text:p>
            <text:p><text:span text:style-name="T1">FABM_ALL_NEST(0:G%MT,KB,IFABMadv)</text:span></text:p>
            <text:p><text:span text:style-name="T1">Part of nest_data type</text:span></text:p>
            <text:p><text:span text:style-name="T1">D%FABM_ALL_BLK(0:G%MT,KB_L,NESTING_BLOCKSIZE,IFABMadv)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1T11:18:05.764431542</meta:creation-date>
    <dc:date>2020-12-01T14:18:27.313156226</dc:date>
    <meta:editing-duration>PT1H19M39S</meta:editing-duration>
    <meta:editing-cycles>3</meta:editing-cycles>
    <meta:generator>LibreOffice/6.1.6.3$Linux_X86_64 LibreOffice_project/10$Build-3</meta:generator>
    <meta:document-statistic meta:object-count="5"/>
  </office:meta>
</office:document-meta>
</file>